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2" style:family="graphic" style:parent-style-name="standard">
      <style:graphic-properties draw:fill="solid" draw:fill-color="#ffccff" draw:textarea-horizontal-align="justify" draw:textarea-vertical-align="middle" draw:auto-grow-height="false" fo:min-height="1.05cm" fo:min-width="1.8cm"/>
    </style:style>
    <style:style style:name="gr3" style:family="graphic" style:parent-style-name="standard">
      <style:graphic-properties draw:fill="solid" draw:fill-color="#ffcccc" draw:textarea-horizontal-align="justify" draw:textarea-vertical-align="middle" draw:auto-grow-height="false" fo:min-height="1.05cm" fo:min-width="1.8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1.05cm" fo:min-width="1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ff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</style:style>
    <style:style style:name="P4" style:family="paragraph">
      <loext:graphic-properties draw:fill="solid" draw:fill-color="#ccffcc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3cm" svg:height="1.3cm" svg:x="13.8cm" svg:y="7.75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3cm" svg:height="1.3cm" svg:x="9cm" svg:y="9.7cm">
          <text:p text:style-name="P1">gpx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3cm" svg:height="1.3cm" svg:x="9cm" svg:y="5.6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3cm" svg:height="1.3cm" svg:x="3.7cm" svg:y="7.75cm">
          <text:p text:style-name="P1">ap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1.3cm" svg:y1="6.25cm" svg:x2="14.95cm" svg:y2="7.75cm" draw:start-shape="id1" draw:start-glue-point="1" draw:end-shape="id2" draw:end-glue-point="0" svg:d="M11300 6250c2434 0 3650 500 3650 1500" svg:viewBox="0 0 3651 1501">
          <text:p/>
        </draw:connector>
        <draw:connector draw:style-name="gr5" draw:text-style-name="P5" draw:layer="layout" draw:type="curve" svg:x1="11.3cm" svg:y1="10.35cm" svg:x2="14.95cm" svg:y2="9.05cm" draw:start-shape="id3" draw:start-glue-point="1" draw:end-shape="id2" draw:end-glue-point="2" svg:d="M11300 10350c2434 0 3650-433 3650-1300" svg:viewBox="0 0 3651 1301">
          <text:p/>
        </draw:connector>
        <draw:connector draw:style-name="gr5" draw:text-style-name="P5" draw:layer="layout" draw:type="curve" svg:x1="10.15cm" svg:y1="6.9cm" svg:x2="10.15cm" svg:y2="9.7cm" draw:start-shape="id1" draw:start-glue-point="2" draw:end-shape="id3" draw:end-glue-point="0" svg:d="M10150 6900v2800" svg:viewBox="0 0 1 2801">
          <text:p/>
        </draw:connector>
        <draw:connector draw:style-name="gr5" draw:text-style-name="P5" draw:layer="layout" draw:type="curve" svg:x1="4.85cm" svg:y1="7.75cm" svg:x2="9cm" svg:y2="6.25cm" draw:start-shape="id4" draw:start-glue-point="0" draw:end-shape="id1" draw:end-glue-point="3" svg:d="M4850 7750c0-1000 1383-1500 4150-1500" svg:viewBox="0 0 4151 1501">
          <text:p/>
        </draw:connector>
        <draw:connector draw:style-name="gr5" draw:text-style-name="P5" draw:layer="layout" draw:type="curve" svg:x1="4.85cm" svg:y1="9.05cm" svg:x2="9cm" svg:y2="10.35cm" draw:start-shape="id4" draw:start-glue-point="2" draw:end-shape="id3" draw:end-glue-point="3" svg:d="M4850 9050c0 867 1383 1300 4150 1300" svg:viewBox="0 0 4151 1301">
          <text:p/>
        </draw:connector>
        <draw:connector draw:style-name="gr5" draw:text-style-name="P5" draw:layer="layout" draw:type="curve" draw:line-skew="-3.049cm" svg:x1="4.85cm" svg:y1="7.75cm" svg:x2="14.95cm" svg:y2="7.75cm" draw:start-shape="id4" draw:start-glue-point="0" draw:end-shape="id2" draw:end-glue-point="0" svg:d="M4850 7750c0-5325 10100-5325 10100 0" svg:viewBox="0 0 10101 3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21:36.706000000</meta:creation-date>
    <dc:date>2019-10-04T13:28:08.925000000</dc:date>
    <meta:editing-duration>PT6M37S</meta:editing-duration>
    <meta:editing-cycles>1</meta:editing-cycles>
    <meta:document-statistic meta:object-count="10"/>
    <meta:generator>LibreOffice/5.4.7.2$Windows_X86_64 LibreOffice_project/c838ef25c16710f8838b1faec480ebba495259d0</meta:generator>
  </office:meta>
</office:document-meta>
</file>